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3940ec" officeooo:paragraph-rsid="0008b20e"/>
    </style:style>
    <style:style style:name="P2" style:family="paragraph" style:parent-style-name="Standard">
      <style:paragraph-properties fo:text-align="start" style:justify-single-word="false"/>
      <style:text-properties officeooo:rsid="00428734" officeooo:paragraph-rsid="0008b20e"/>
    </style:style>
    <style:style style:name="P3" style:family="paragraph" style:parent-style-name="Standard">
      <style:paragraph-properties fo:text-align="start" style:justify-single-word="false"/>
      <style:text-properties officeooo:rsid="003940ec" officeooo:paragraph-rsid="0008b20e"/>
    </style:style>
    <style:style style:name="P4" style:family="paragraph" style:parent-style-name="Standard">
      <style:paragraph-properties fo:text-align="start" style:justify-single-word="false"/>
      <style:text-properties officeooo:rsid="003a9c02" officeooo:paragraph-rsid="0008b20e"/>
    </style:style>
    <style:style style:name="P5" style:family="paragraph" style:parent-style-name="Standard">
      <style:paragraph-properties fo:text-align="start" style:justify-single-word="false"/>
      <style:text-properties officeooo:rsid="003d51b9" officeooo:paragraph-rsid="0008b20e"/>
    </style:style>
    <style:style style:name="P6" style:family="paragraph" style:parent-style-name="Standard">
      <style:paragraph-properties fo:text-align="start" style:justify-single-word="false"/>
      <style:text-properties officeooo:rsid="003e1e56" officeooo:paragraph-rsid="0008b20e"/>
    </style:style>
    <style:style style:name="P7" style:family="paragraph" style:parent-style-name="Standard">
      <style:paragraph-properties fo:text-align="start" style:justify-single-word="false"/>
      <style:text-properties officeooo:rsid="00401194" officeooo:paragraph-rsid="0008b20e"/>
    </style:style>
    <style:style style:name="P8" style:family="paragraph" style:parent-style-name="Standard">
      <style:paragraph-properties fo:text-align="start" style:justify-single-word="false"/>
      <style:text-properties officeooo:rsid="0040cc3a" officeooo:paragraph-rsid="0008b20e"/>
    </style:style>
    <style:style style:name="T1" style:family="text">
      <style:text-properties officeooo:rsid="014e28f3"/>
    </style:style>
    <style:style style:name="T2" style:family="text">
      <style:text-properties officeooo:rsid="03324954"/>
    </style:style>
    <style:style style:name="T3" style:family="text">
      <style:text-properties officeooo:rsid="011ffd19"/>
    </style:style>
    <style:style style:name="T4" style:family="text">
      <style:text-properties officeooo:rsid="003a9c02"/>
    </style:style>
    <style:style style:name="T5" style:family="text">
      <style:text-properties officeooo:rsid="003b9bb4"/>
    </style:style>
    <style:style style:name="T6" style:family="text">
      <style:text-properties officeooo:rsid="014f5f14"/>
    </style:style>
    <style:style style:name="T7" style:family="text">
      <style:text-properties officeooo:rsid="03333c0e"/>
    </style:style>
    <style:style style:name="T8" style:family="text">
      <style:text-properties officeooo:rsid="00401194"/>
    </style:style>
    <style:style style:name="T9" style:family="text">
      <style:text-properties officeooo:rsid="012018ac"/>
    </style:style>
    <style:style style:name="T10" style:family="text">
      <style:text-properties fo:font-variant="normal" fo:text-transform="none" fo:color="#252525" style:font-name="Liberation Serif" fo:font-size="13pt" fo:letter-spacing="-0.0138in" fo:font-style="normal" fo:font-weight="normal" officeooo:rsid="000842ac" style:font-size-asian="13pt" style:font-size-complex="13pt"/>
    </style:style>
    <style:style style:name="T11" style:family="text">
      <style:text-properties fo:letter-spacing="-0.0138in"/>
    </style:style>
    <style:style style:name="T12" style:family="text">
      <style:text-properties officeooo:rsid="0150be36"/>
    </style:style>
    <style:style style:name="T13" style:family="text">
      <style:text-properties officeooo:rsid="004ec5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Кочегарка войсковой части 41769 — это два высоких зала в кирпичном корпусе; в каждом <text:span text:style-name="T1">из </text:span>зал<text:span text:style-name="T1">ов</text:span> по два котла, <text:span text:style-name="T2">обложенных кирпичом </text:span>в кубе общей для обоих <text:s/>обмуровки, и масса всяческих труб с вентилями и задвижками — для горячей воды, для холодной, для пара, для подачи <text:span text:style-name="T1">топлива</text:span>; <text:s/>в бетонном полу перед топкой каждого котла <text:span text:style-name="T1">установлен мотор </text:span>воздушн<text:span text:style-name="T2">ого</text:span> насос<text:span text:style-name="T2">а</text:span> <text:s/>для распыления <text:span text:style-name="T1">топлива</text:span> в форсунке.</text:p>
      <text:p text:style-name="P3">Однако, постоянно в работе только один котёл, <text:span text:style-name="T3">во втором от входа зале</text:span> — остальные <text:span text:style-name="T1">котлы </text:span><text:s/>резерв<text:span text:style-name="T1">ные</text:span> и для отопления в зимний период. </text:p>
      <text:p text:style-name="P3"><text:s/><text:span text:style-name="T2">Н</text:span>аша задача <text:span text:style-name="T2">л</text:span>етом — обеспечить подачу пара в <text:span text:style-name="T1">поварские </text:span>котлы <text:span text:style-name="T1">на </text:span>кухн<text:span text:style-name="T1">е</text:span> для варки пищи, <text:span text:style-name="T2">плюс к тому, <text:s/>горячую воду для посудомойки</text:span>. </text:p>
      <text:p text:style-name="P3"><text:span text:style-name="T4">Не считая </text:span><text:s/>бан<text:span text:style-name="T4">и</text:span> раз в месяц.</text:p>
      <text:p text:style-name="P4">Три-четыре часа приходится сидеть за круглым столом под высоким окошком напротив неумолчного воя воздушного насоса и гуда пламени форсунки в топке котла, пока дежурный повар не постучит в запертую на крючок дверь и скажет, что хавка готова, можно выключать.</text:p>
      <text:p text:style-name="P4">Тишина — это неоценимая благодать.</text:p>
      <text:p text:style-name="P4"><text:span text:style-name="T2">Н</text:span>аправо от входной двери насосная — гонять <text:span text:style-name="T1">зимой </text:span>горячую воду по системе отопления, а если пройти <text:span text:style-name="T1">прямиком</text:span>, то <text:s/>в углу, позади пары котлов <text:span text:style-name="T2">первого</text:span> зала — дверь в мастерскую, где есть окно, деревянный верстак и железный ящик, в котором хранится молоток и тупое зубило; <text:span text:style-name="T3">в стене повыше </text:span>ящик<text:span text:style-name="T3">а</text:span> — <text:span text:style-name="T5">выключатель электролампочки <text:s/>и </text:span>узкое зеркал<text:span text:style-name="T3">ьце</text:span> вмурованное в штукатурку.</text:p>
      <text:p text:style-name="P3"/>
      <text:p text:style-name="P5">Приход лета ЧМО в/ч 41769 отметило общей попойкой.</text:p>
      <text:p text:style-name="P5">Отрядная машина, развозящая ужин для сторожей- военнослужащих и тех, кто занят особо неотложным трудом на объектах, вернулась с ящиком водки контрабандно <text:span text:style-name="T1">у</text:span>ложенной в опорожнённ<text:span text:style-name="T3">ый</text:span> <text:s/>кот<text:span text:style-name="T3">ёл</text:span>-термос.</text:p>
      <text:p text:style-name="P5">Дежурный на КПП, <text:span text:style-name="T6">как заведено, </text:span><text:s/>ограничи<text:span text:style-name="T6">л</text:span>ся мимолётным взглядом в кузов поверх борта возвращающ<text:span text:style-name="T6">ей</text:span>ся в часть машин<text:span text:style-name="T6">ы</text:span>.</text:p>
      <text:p text:style-name="P5">Возлияние началось после отбоя у дальних боксов. </text:p>
      <text:p text:style-name="P5">Меня тоже позвали — кочегар нужный в солдатском быту человек.</text:p>
      <text:p text:style-name="P5">В ярком свете полной луны человек пятнадцать чмошников сели широким кругом на землю, словно племя аборигенов данного поля, лицами внутрь круга, где отблескивало стекло бутылок и белели бока пары бачков с мясом, поджаренным поварами в больших противнях на кухне. На подстилке из мешковины громоздились несколько буханок хлеба нашинкованные в хлеборезке.</text:p>
      <text:p text:style-name="P5">Прежде мне ещё не <text:span text:style-name="T2">дово</text:span>дилось пить водку с горлá. </text:p>
      <text:p text:style-name="P5">Сперва гадостно, а потом сама льётся. </text:p>
      <text:p text:style-name="P5">Жаль закусь быстро кончилась.</text:p>
      <text:p text:style-name="P6">Бутылку я так и не допил. Поднявшись на нетвёрдо стоящие ноги, с наилучшими пожеланиями честной компании, я оповестил о незамедлительном отбытии меня в Дёмино.</text:p>
      <text:p text:style-name="P6">Спакуха, кенты! Како дежурны бля кака часть? Пшёл он! Я сам дежурны!.. бля... </text:p>
      <text:p text:style-name="P6">Но чтобы, всё же, не нарваться, я <text:span text:style-name="T7">преодолел ограждение</text:span> вдали от казарм, <text:span text:style-name="T7">неподалёку от</text:span> свинарника и взял курс на круглый лик полной луны, что светила со стороны Дёмино, но качалась туда-сюда, как на качелях.</text:p>
      <text:p text:style-name="P6">Я бормотал ей выговоры за непостоянство и этому полю тоже, что устроило тут морскую качку. </text:p>
      <text:p text:style-name="P6">Потом я свалился и попытался приподняться на локтях, но земное притяжение оказалось неодолимым, а поле таким ласкающе мягким.</text:p>
      <text:p text:style-name="P6">Проснулся я в сумерках рассвета, всего за сотню метров от свинарника, сдыхая от жажды, и побрёл обратно — выпить воды из крана в кочегарке и свалиться на деревянный верстак в мастерской.</text:p>
      <text:p text:style-name="P6"><text:soft-page-break/></text:p>
      <text:p text:style-name="P6">Пожалуй, я чересчур послабил удила своих грёз, когда решил, что <text:span text:style-name="T8">до конца службы буду кантоваться в пределах клуба и кочегарки.</text:span></text:p>
      <text:p text:style-name="P7">После одной из ночных смен майор Аветисян застал меня спящим в мастерской и приказал отправляться в роту.</text:p>
      <text:p text:style-name="P7">И это в то время, когда многие чмошники манкировали даже вечерней проверкой!</text:p>
      <text:p text:style-name="P7">Штабной писарь спал в санчасти. У художника Лопатко вообще своя комната в клубе.</text:p>
      <text:p text:style-name="P7">А тут сидишь весь день под вой мотора, потом ещё на вечернюю проверку топай, где за других чмошников из строя выкрикивают «на дежурстве!», и — нет вопросов.</text:p>
      <text:p text:style-name="P7"/>
      <text:p text:style-name="P7">Чтоб как-то скоротать время пока варится обед-или-ужин-или-завтрак, я через писаря взял книгу в штабной библиотеке. Взял за толщину, чтоб на дольше хватило.</text:p>
      <text:p text:style-name="P7">«Идиот» Достоевского.</text:p>
      <text:p text:style-name="P7">У-ух! Вот это — книга.</text:p>
      <text:p text:style-name="P7">Кульминация за кульминацией. </text:p>
      <text:p text:style-name="P7">После школьной программы и не подума<text:span text:style-name="T7">л бы</text:span>, что он так <text:span text:style-name="T7">круто пишет</text:span>.</text:p>
      <text:p text:style-name="P7">А больше в штабе и брать нечего — всего одна полка книг, но после Достоевского на Б. Полевого <text:span text:style-name="T9">и</text:span> Н. Островск<text:span text:style-name="T9">ого</text:span> совсем не сто<text:span text:style-name="T10">и́</text:span><text:span text:style-name="T11">т</text:span>.</text:p>
      <text:p text:style-name="P7">Рудько в клубе дал <text:span text:style-name="T9">мне </text:span>буклет «Beatles in America» про их<text:span text:style-name="T9">нее</text:span> турне там. </text:p>
      <text:p text:style-name="P7"><text:span text:style-name="T12">Привезено кем</text:span>-то из «молодых». Я взялся перевести — текста немного, всё больше фотографии.</text:p>
      <text:p text:style-name="P7">Однако, без словаря <text:span text:style-name="T9">под рукой,</text:span> моего школьного запаса хватает с пятого на десятое. </text:p>
      <text:p text:style-name="P7">Так что перевод получился с домыслами и пропусками, но Рудько и так <text:span text:style-name="T9">остался</text:span> доволен.</text:p>
      <text:p text:style-name="P7"/>
      <text:p text:style-name="P7">Вобщем — рутина из шипения пара, гуденья мотора, вечерних проверок и — снова в клуб.</text:p>
      <text:p text:style-name="P7">А утром всё сначала. </text:p>
      <text:p text:style-name="P7">Вот Джафаров в кочегарку заскочил. Лицо белое, рубаха на спине тоже — где-то об побелку теранýлся.</text:p>
      <text:p text:style-name="P7">- Спрячь! Начальник штаба за мной!</text:p>
      <text:p text:style-name="P8">Я в дверь гляжу, а тот уже сюда от кухни прёт своей боксёрской походочкой. </text:p>
      <text:p text:style-name="P8">Джафаров еле успел через окошко мастерской в бурьян за кочегаркой выпрыгнуть.</text:p>
      <text:p text:style-name="P8">- Никак нет, товарищ майор, сюда никто не заходил.</text:p>
      <text:p text:style-name="P8">Но у него нюх, как у собаки и уже слышу за углом:</text:p>
      <text:p text:style-name="P8">- Прапорщик Джафаров! Ко мне!</text:p>
      <text:p text:style-name="P8">Пиздарики тебе, прапорщик...</text:p>
      <text:p text:style-name="P8"><text:span text:style-name="T13">Чего это начштаба за ним как с хуя сорвался</text:span>? </text:p>
      <text:p text:style-name="P8"><text:span text:style-name="T13">Хотя</text:span>, <text:span text:style-name="T13">какая в хуй разница</text:span>...</text:p>
      <text:p text:style-name="P8">А вечером в поле другая охота. </text:p>
      <text:p text:style-name="P8"><text:span text:style-name="T12">Отдельная</text:span> рота обложили крысу и загнали в трубу с заглушкой; плеснули туда бензина и подожгли. </text:p>
      <text:p text:style-name="P8">Она выскочила и скачет по полю, как ком пламени, а они следом — культурно-спортивный досуг.</text:p>
      <text:p text:style-name="P8">Потом, в ночную смену, я увидел крысиный выводок в проходе вокруг печи с котлами и с криком бросился на них — затоптать; но разбежались.</text:p>
      <text:p text:style-name="P8">За что, спрашивается, я вдруг так крыс возненавидел?</text:p>
      <text:p text:style-name="P8">Инстинкт самосохранения. </text:p>
      <text:p text:style-name="P8">Они ведь людям, и мне в том числе, не простят сожжение той крысы; <text:s/>вот я и кинулся их превентивно перебить. </text:p>
      <text:p text:style-name="P8">Придурок.</text:p>
      <text:p text:style-name="P8"/>
      <text:p text:style-name="P8">Однажды я спал на верстаке, а мне что-то на грудь уселось; тёмное такое, типа, сгусток чёрного тумана и — давит; хочу сбросить, а сил нет <text:span text:style-name="T7">ни </text:span>шевельнуться <text:span text:style-name="T7">ни даже</text:span> криком <text:soft-page-break/>спугнуть; тягостно так... </text:p>
      <text:p text:style-name="P8">Еле проснулся.</text:p>
      <text:p text:style-name="P8">Ваня потом с умным видом <text:span text:style-name="T9">начал </text:span>поясня<text:span text:style-name="T9">ть</text:span>, что это, мол, домовой. </text:p>
      <text:p text:style-name="P2">Вот они там, в Крыму, тупые. </text:p>
      <text:p text:style-name="P2">Кочегарка это — дом? Откуда тут домовому быть?</text:p>
      <text:p text:style-name="P2">А та тварь сидела как раз в том месте на груди, что я побрил станком перед вмурованным в стену зеркалом. </text:p>
      <text:p text:style-name="P2">Ну, чтоб видуха стала, как у мачо, а то у меня там волосни не больше, чем у Вани на верхней губе. </text:p>
      <text:p text:style-name="P2">Но фиг я угадал, как было, так и осталос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3:22:08.831663015</meta:creation-date>
    <dc:date>2017-03-02T13:22:14.009413459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65" meta:word-count="982" meta:character-count="6165" meta:non-whitespace-character-count="5193"/>
    <meta:generator>LibreOffice/4.3.3.2$Linux_x86 LibreOffice_project/430m0$Build-2</meta:generator>
  </office:meta>
</office:document-meta>
</file>